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025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draw:stroke="none" draw:fill="none" draw:fill-color="#ffffff" fo:min-height="0.863cm"/>
    </style:style>
    <style:style style:name="gr9" style:family="graphic" style:parent-style-name="standard">
      <style:graphic-properties svg:stroke-width="0.254cm" svg:stroke-color="#800000" draw:marker-start-width="0.991cm" draw:marker-end="Arrow" draw:marker-end-width="0.533cm" draw:textarea-horizontal-align="center" draw:textarea-vertical-align="middle" fo:padding-top="0.127cm" fo:padding-bottom="0.127cm" fo:padding-left="0.127cm" fo:padding-right="0.127cm"/>
    </style:style>
    <style:style style:name="gr10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1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12" style:family="graphic" style:parent-style-name="standard">
      <style:graphic-properties draw:stroke="none" draw:textarea-horizontal-align="center" draw:textarea-vertical-align="bottom" fo:padding-bottom="0.152cm"/>
    </style:style>
    <style:style style:name="gr13" style:family="graphic" style:parent-style-name="standard">
      <style:graphic-properties draw:stroke="none" draw:textarea-horizontal-align="center" draw:textarea-vertical-align="middle" fo:padding-bottom="0cm"/>
    </style:style>
    <style:style style:name="gr14" style:family="graphic" style:parent-style-name="standard">
      <style:graphic-properties svg:stroke-width="0.254cm" svg:stroke-color="#800000" draw:marker-start="Arrow" draw:marker-start-width="0.762cm" draw:marker-end="Arrow" draw:marker-end-width="0.762cm" draw:textarea-horizontal-align="center" draw:textarea-vertical-align="middle" fo:padding-top="0.127cm" fo:padding-bottom="0.127cm" fo:padding-left="0.127cm" fo:padding-right="0.1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6.996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622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8">
      <style:graphic-properties draw:fill-color="#ffffff" draw:auto-grow-height="true" fo:min-height="9.57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9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1.906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draw:auto-grow-width="true" fo:min-height="11.99cm"/>
    </style:style>
    <style:style style:name="pr17" style:family="presentation" style:parent-style-name="Normal1-outline1">
      <style:graphic-properties draw:fill-color="#ffffff" draw:auto-grow-height="true" draw:auto-grow-width="true" fo:min-height="9.488cm"/>
    </style:style>
    <style:style style:name="pr18" style:family="presentation" style:parent-style-name="Normal1-subtitle" style:list-style-name="L10">
      <style:graphic-properties draw:fill-color="#ffffff" draw:auto-grow-height="true" fo:min-height="7.058cm"/>
    </style:style>
    <style:style style:name="pr19" style:family="presentation" style:parent-style-name="Section-notes" style:list-style-name="L9">
      <style:graphic-properties draw:fill-color="#ffffff" draw:auto-grow-height="true" fo:min-height="11.431cm"/>
    </style:style>
    <style:style style:name="pr20" style:family="presentation" style:parent-style-name="Normal1-subtitle" style:list-style-name="L10">
      <style:graphic-properties draw:fill-color="#ffffff" draw:auto-grow-height="true" fo:min-height="7.058cm"/>
    </style:style>
    <style:style style:name="pr21" style:family="presentation" style:parent-style-name="Normal1-outline1">
      <style:graphic-properties draw:fill-color="#ffffff" draw:auto-grow-height="true" draw:auto-grow-width="true" fo:min-height="13.944cm"/>
    </style:style>
    <style:style style:name="pr22" style:family="presentation" style:parent-style-name="Section-notes" style:list-style-name="L9">
      <style:graphic-properties draw:fill-color="#ffffff" draw:auto-grow-height="true" fo:min-height="11.431cm"/>
    </style:style>
    <style:style style:name="pr23" style:family="presentation" style:parent-style-name="Normal1-outline1">
      <style:graphic-properties draw:fill-color="#ffffff" draw:auto-grow-height="true" draw:auto-grow-width="true" fo:min-height="13.585cm"/>
    </style:style>
    <style:style style:name="pr24" style:family="presentation" style:parent-style-name="Section-notes" style:list-style-name="L9">
      <style:graphic-properties draw:fill-color="#ffffff" draw:auto-grow-height="true" fo:min-height="11.431cm"/>
    </style:style>
    <style:style style:name="pr25" style:family="presentation" style:parent-style-name="Normal1-subtitle" style:list-style-name="L10">
      <style:graphic-properties draw:fill-color="#ffffff" draw:auto-grow-height="true" fo:min-height="7.058cm"/>
    </style:style>
    <style:style style:name="pr26" style:family="presentation" style:parent-style-name="Normal1-subtitle" style:list-style-name="L10">
      <style:graphic-properties draw:fill-color="#ffffff" draw:auto-grow-height="true" fo:min-height="7.058cm"/>
    </style:style>
    <style:style style:name="pr27" style:family="presentation" style:parent-style-name="Section-notes" style:list-style-name="L9">
      <style:graphic-properties draw:fill-color="#ffffff" draw:auto-grow-height="true" fo:min-height="11.431cm"/>
    </style:style>
    <style:style style:name="pr28" style:family="presentation" style:parent-style-name="Normal1-outline1">
      <style:graphic-properties draw:fill-color="#ffffff" draw:auto-grow-height="true" draw:auto-grow-width="true" fo:min-height="6.927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.641cm" fo:margin-right="0cm" fo:text-align="center" fo:text-indent="-0.449cm"/>
    </style:style>
    <style:style style:name="P10" style:family="paragraph">
      <style:paragraph-properties text:enable-numbering="true" fo:margin-left="0.738cm" fo:margin-right="0cm" fo:text-align="start" fo:text-indent="-0.738cm"/>
      <style:text-properties fo:color="#000080" fo:font-size="36pt"/>
    </style:style>
    <style:style style:name="P11" style:family="paragraph">
      <style:paragraph-properties fo:margin-left="0cm" fo:margin-right="0cm" fo:margin-top="0.42cm" fo:margin-bottom="0.35cm" fo:text-indent="0cm"/>
      <style:text-properties fo:font-size="10pt"/>
    </style:style>
    <style:style style:name="P12" style:family="paragraph">
      <style:paragraph-properties fo:margin-left="0cm" fo:margin-right="0cm" fo:margin-top="0cm" fo:margin-bottom="0.508cm" fo:text-indent="0cm"/>
    </style:style>
    <style:style style:name="P13" style:family="paragraph">
      <style:paragraph-properties text:enable-numbering="true" fo:margin-left="1.2cm" fo:margin-right="0cm" fo:margin-top="0cm" fo:margin-bottom="0.508cm" fo:text-indent="-0.9cm"/>
    </style:style>
    <style:style style:name="P14" style:family="paragraph">
      <style:paragraph-properties fo:margin-left="1.2cm" fo:margin-right="0cm" fo:text-indent="-0.9cm">
        <style:tab-stops/>
      </style:paragraph-properties>
    </style:style>
    <style:style style:name="P15" style:family="paragraph">
      <style:paragraph-properties fo:margin-left="1.219cm" fo:margin-right="0cm" fo:text-align="center" fo:text-indent="-0.791cm"/>
    </style:style>
    <style:style style:name="P16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17" style:family="paragraph">
      <style:paragraph-properties fo:margin-left="1.795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zxx" style:country-asian="none" style:font-style-asian="normal" style:font-weight-asian="normal" style:font-family-complex="'Arial Unicode MS'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cm" fo:margin-right="0cm" fo:text-indent="0cm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22pt"/>
    </style:style>
    <style:style style:name="P21" style:family="paragraph">
      <style:paragraph-properties fo:margin-left="0cm" fo:margin-right="0cm" fo:text-align="center" fo:text-indent="0cm"/>
      <style:text-properties fo:font-size="2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font-family="'Courier New'" style:font-pitch="fixed" fo:font-size="26pt"/>
    </style:style>
    <style:style style:name="T1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Arial" style:font-family-generic="swiss" style:font-pitch="variable" fo:font-size="26pt" style:font-family-asian="Arial" style:font-family-generic-asian="swiss" style:font-pitch-asian="variable" style:font-family-complex="Arial" style:font-family-generic-complex="swiss" style:font-pitch-complex="variable"/>
    </style:style>
    <style:style style:name="T14" style:family="text">
      <style:text-properties fo:font-family="Arial" style:font-style-name="Regular" style:font-family-generic="swiss" style:font-pitch="variable" fo:font-size="26pt" style:font-family-asian="Arial" style:font-family-generic-asian="swiss" style:font-pitch-asian="variable" style:font-family-complex="Arial" style:font-family-generic-complex="swiss" style:font-pitch-complex="variable"/>
    </style:style>
    <style:style style:name="T15" style:family="text">
      <style:text-properties fo:color="#00008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6" style:family="text">
      <style:text-properties fo:color="#000080" style:text-outline="false" style:text-line-through-style="none" fo:font-family="'Courier New'" style:font-pitch="fixed" fo:font-size="26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7" style:family="text"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8" style:family="text">
      <style:text-properties fo:font-family="'Courier New'" style:font-pitch="fixed" fo:font-size="22pt"/>
    </style:style>
    <style:style style:name="T19" style:family="text">
      <style:text-properties fo:color="#000080" style:text-outline="false" style:text-line-through-style="none" fo:font-family="'Courier New'" style:font-pitch="fixed" fo:font-size="26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scale="83%" style:font-relief="none"/>
    </style:style>
    <style:style style:name="T20" style:family="text">
      <style:text-properties fo:color="#800000" style:text-outline="false" style:text-line-through-style="none" fo:font-family="'Courier New'" style:font-pitch="fixed" fo:font-size="26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scale="83%" style:font-relief="none"/>
    </style:style>
    <style:style style:name="T21" style:family="text">
      <style:text-properties fo:font-family="'Courier New'" style:font-pitch="fixed" fo:font-size="28pt"/>
    </style:style>
    <style:style style:name="T22" style:family="text">
      <style:text-properties fo:font-size="22pt"/>
    </style:style>
    <style:style style:name="T23" style:family="text">
      <style:text-properties fo:font-size="22pt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795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233cm" text:min-label-width="1.297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min-label-width="0.738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8.38cm" svg:x="9.17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Graficzny interfejs użytkownika II</text:span><text:span text:style-name="T4"><text:line-break/></text:span><text:span text:style-name="T4"><text:line-break/></text:span><text:span text:style-name="T3">Swi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11cm" svg:height="3.507cm" svg:x="1.189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8.915cm" svg:height="8.327cm" svg:x="10.137cm" svg:y="8.104cm" presentation:class="outline" presentation:user-transformed="true">
          <draw:text-box>
            <text:list text:style-name="L3">
              <text:list-item>
                <text:p text:id="id13" text:style-name="P4">Cel(e) wykładu</text:p>
              </text:list-item>
              <text:list-item>
                <text:p text:id="id14" text:style-name="P4">AWT vs Swing</text:p>
              </text:list-item>
              <text:list-item>
                <text:p text:id="id15" text:style-name="P4">Look &amp; Feel</text:p>
              </text:list-item>
              <text:list-item>
                <text:p text:id="id16" text:style-name="P4">MVC</text:p>
              </text:list-item>
              <text:list-item>
                <text:p text:id="id17" text:style-name="P4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3" anim:sub-item="text" smil:attributeName="visibility" smil:to="visible"/>
                  <anim:transitionFilter smil:dur="0.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5" anim:sub-item="text" smil:attributeName="visibility" smil:to="visible"/>
                  <anim:transitionFilter smil:dur="0.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6" anim:sub-item="text" smil:attributeName="visibility" smil:to="visible"/>
                  <anim:transitionFilter smil:dur="0.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18.26cm" svg:height="13.622cm" svg:x="5.814cm" svg:y="5.438cm" presentation:class="outline" presentation:user-transformed="true">
          <draw:text-box>
            <text:list text:style-name="L3">
              <text:list-item>
                <text:p text:style-name="P4">8: Przykład <text:span text:style-name="T5">podsumowujący</text:span></text:p>
              </text:list-item>
              <text:list-item>
                <text:p text:style-name="P4">9: Pakiet standardowy</text:p>
              </text:list-item>
              <text:list-item>
                <text:p text:style-name="P4">10: Interfejsy graficzne – AWT</text:p>
              </text:list-item>
              <text:list-item>
                <text:p text:style-name="P4">11: Interfejsy graficzne – Swing</text:p>
              </text:list-item>
              <text:list-item>
                <text:p text:style-name="P4">12: Programowanie We/Wy</text:p>
              </text:list-item>
              <text:list-item>
                <text:p text:style-name="P4">13: Programowanie sieciowe</text:p>
              </text:list-item>
              <text:list-item>
                <text:p text:style-name="P4">14: JAR &amp; Refleksja</text:p>
              </text:list-item>
              <text:list-item>
                <text:p text:style-name="P4">15: Podsumowanie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419cm 19.072cm)">
          <text:p text:style-name="P4"><text:span text:style-name="T6">Java</text:span></text:p>
        </draw:rect>
        <draw:frame draw:style-name="gr2" draw:text-style-name="P7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draw:rect draw:style-name="gr3" draw:id="id18" draw:layer="layout" svg:width="18.729cm" svg:height="1.731cm" svg:x="6.138cm" svg:y="10.515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623cm" svg:height="3.507cm" svg:x="1.744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1" draw:text-style-name="P10" draw:layer="layout" svg:width="19.267cm" svg:height="9.57cm" svg:x="4.922cm" svg:y="7.056cm">
            <draw:text-box>
              <text:p text:style-name="P9"><text:span text:style-name="T8">Wprowadzić opracowanie</text:span><text:span text:style-name="T8"><text:line-break/></text:span><text:span text:style-name="T9">graficznych interfejsów (ang. GUI)</text:span><text:span text:style-name="T9"><text:line-break/></text:span><text:span text:style-name="T8">za pomocą </text:span><text:span text:style-name="T9">Swing</text:span></text:p>
            </draw:text-box>
          </draw:frame>
          <draw:frame draw:style-name="gr4" draw:text-style-name="P11" draw:layer="layout" svg:width="0.004cm" svg:height="1.025cm" svg:x="14.554cm" svg:y="11.151cm">
            <draw:text-box>
              <text:p/>
            </draw:text-box>
          </draw:frame>
          <draw:polyline draw:style-name="gr5" draw:layer="layout" svg:width="19.992cm" svg:height="0.915cm" svg:x="4.559cm" svg:y="7.669cm" svg:viewBox="0 0 19993 916" draw:points="0,916 0,0 19993,0 19993,839">
            <text:p/>
          </draw:polyline>
          <draw:polyline draw:style-name="gr5" draw:layer="layout" svg:width="19.992cm" svg:height="0.915cm" draw:transform="rotate (3.1415926535892) translate (24.5520000000131cm 16.085cm)" svg:viewBox="0 0 19993 916" draw:points="19993,-31254 19993,-32170 0,-32170 0,-31331">
            <text:p/>
          </draw:polyline>
        </draw:g>
        <draw:frame draw:style-name="gr2" draw:text-style-name="P7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WT vs Swing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AWT vs Swing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wing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14" draw:text-style-name="P13" draw:layer="layout" svg:width="18.521cm" svg:height="12.567cm" svg:x="5.344cm" svg:y="6.312cm" presentation:class="outline" presentation:user-transformed="true">
          <draw:text-box>
            <text:list text:style-name="L3">
              <text:list-item>
                <text:p text:style-name="P12">Opracowanie GIU</text:p>
              </text:list-item>
              <text:list-item>
                <text:p text:style-name="P12">Rozszerza AWT</text:p>
                <text:list>
                  <text:list-item>
                    <text:p text:style-name="P4">Nowe kontenery</text:p>
                  </text:list-item>
                  <text:list-item>
                    <text:p text:style-name="P4">Nowe komponenty</text:p>
                  </text:list-item>
                  <text:list-item>
                    <text:p text:style-name="P4">Nowy menadżery układu</text:p>
                  </text:list-item>
                  <text:list-item>
                    <text:p text:style-name="P4">Nowe zdarzenia i obserwatory</text:p>
                  </text:list-item>
                </text:list>
              </text:list-item>
              <text:list-item>
                <text:p text:style-name="P4">Przedstawiony na JavaOne (1997)</text:p>
              </text:list-item>
              <text:list-item>
                <text:p text:style-name="P4">Integracja z Javą w Java2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wing</text:p>
          </draw:text-box>
        </draw:frame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16" draw:text-style-name="P13" draw:layer="layout" svg:width="23.971cm" svg:height="12.619cm" svg:x="2.613cm" svg:y="6.412cm" presentation:class="outline" presentation:user-transformed="true">
          <draw:text-box>
            <text:list text:style-name="L3">
              <text:list-item>
                <text:p text:style-name="P12">Pakiety</text:p>
                <text:list>
                  <text:list-item>
                    <text:p text:style-name="P4"><text:span text:style-name="T10">java.awt</text:span> <text:span text:style-name="T11">→</text:span><text:span text:style-name="T12"> </text:span><text:span text:style-name="T10">javax.swing</text:span></text:p>
                  </text:list-item>
                </text:list>
              </text:list-item>
              <text:list-item>
                <text:p text:style-name="P12">Nowe klasy (z 'J')</text:p>
                <text:list>
                  <text:list-item>
                    <text:p text:style-name="P4"><text:span text:style-name="T10">java.awt.Frame</text:span> <text:span text:style-name="T11">→</text:span><text:span text:style-name="T12"> </text:span><text:span text:style-name="T10">javax.swing.JFrame</text:span></text:p>
                  </text:list-item>
                  <text:list-item>
                    <text:p text:style-name="P4"><text:span text:style-name="T10">java.awt.Panel </text:span><text:span text:style-name="T13">→</text:span><text:span text:style-name="T14"> </text:span><text:span text:style-name="T10">javax.swing.JPanel</text:span></text:p>
                  </text:list-item>
                  <text:list-item>
                    <text:p text:style-name="P4"><text:span text:style-name="T10">java.awt.Button </text:span><text:span text:style-name="T13">→</text:span><text:span text:style-name="T14"> </text:span><text:span text:style-name="T10">javax.swing.JButton</text:span></text:p>
                  </text:list-item>
                </text:list>
              </text:list-item>
              <text:list-item>
                <text:p text:style-name="P12"><text:span text:style-name="T15">Zmiany nazw</text:span></text:p>
                <text:list>
                  <text:list-item>
                    <text:p text:style-name="P4"><text:span text:style-name="T16">java.awt.Choice</text:span><text:span text:style-name="T15"> →</text:span><text:span text:style-name="T17"> </text:span><text:span text:style-name="T16">javax.swing.JComboBox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wing vs AWT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17" draw:text-style-name="P13" draw:layer="layout" svg:width="28.162cm" svg:height="10.127cm" svg:x="0.523cm" svg:y="7.812cm" presentation:class="outline" presentation:user-transformed="true">
          <draw:text-box>
            <text:list text:style-name="L3">
              <text:list-item>
                <text:p text:style-name="P12">Zamknięcie okna</text:p>
              </text:list-item>
            </text:list>
            <text:p text:style-name="P5"><text:span text:style-name="T18">JFrame okno = new Jframe("Tyuł mojego okna");</text:span></text:p>
            <text:p text:style-name="P5"><text:span text:style-name="T18">okno.setDefaultCloseOperation(JFrame.EXIT_ON_CLOSE);</text:span></text:p>
            <text:list text:continue-numbering="true" text:style-name="L3">
              <text:list-item>
                <text:p text:style-name="P12">Dodawanie komponentów do okien</text:p>
              </text:list-item>
            </text:list>
            <text:p text:style-name="P14"><text:span text:style-name="T19">JLabel etykieta = new JLabel("Witam");</text:span></text:p>
            <text:p text:style-name="P14"><text:span text:style-name="T19">okno.</text:span><text:span text:style-name="T20">getContentPane()</text:span><text:span text:style-name="T19">.setLayout(new BorderLayout());</text:span></text:p>
            <text:p text:style-name="P14"><text:span text:style-name="T19">okno.</text:span><text:span text:style-name="T20">getContentPane()</text:span><text:span text:style-name="T19">.add(etykieta, BorderLayout.CENTER);</text:span>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Ważne zmiany</text:p>
          </draw:text-box>
        </draw:frame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wing Example" draw:style-name="dp1" draw:master-page-name="Normal1" presentation:presentation-page-layout-name="AL2T1">
        <office:forms form:automatic-focus="false" form:apply-design-mode="false"/>
        <draw:g>
          <draw:frame presentation:style-name="pr18" draw:text-style-name="P16" draw:layer="layout" svg:width="13.576cm" svg:height="7.058cm" svg:x="7.81cm" svg:y="8.702cm">
            <draw:text-box>
              <text:p text:style-name="P15"><text:span text:style-name="T8">Swing Set Demo</text:span></text:p>
            </draw:text-box>
          </draw:frame>
          <draw:frame draw:style-name="gr8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cm">
          <draw:text-box>
            <text:p text:style-name="P4">A</text:p>
            <text:p text:style-name="P4">W</text:p>
            <text:p text:style-name="P4">T</text:p>
            <text:p text:style-name="P4"/>
            <text:p text:style-name="P4">V</text:p>
            <text:p text:style-name="P4">S</text:p>
            <text:p text:style-name="P4"/>
            <text:p text:style-name="P4">S</text:p>
            <text:p text:style-name="P4">W</text:p>
            <text:p text:style-name="P4">I</text:p>
            <text:p text:style-name="P4">N</text:p>
            <text:p text:style-name="P4">G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 Swing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Pluggable Look and Feel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5.156cm" svg:height="3.503cm" svg:x="3.913cm" svg:y="8.416cm" presentation:class="title" presentation:user-transformed="true">
          <draw:text-box>
            <text:p text:style-name="P4">Pluggable<text:line-break/>Look &amp; Feel</text:p>
          </draw:text-box>
        </draw:frame>
        <presentation:notes draw:style-name="dp2">
          <draw:page-thumbnail draw:style-name="gr6" draw:layer="layout" svg:width="12.7cm" svg:height="9.525cm" svg:x="4.175cm" svg:y="3.005cm" draw:page-number="11" presentation:class="page"/>
          <draw:frame presentation:style-name="pr1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LAF Example" draw:style-name="dp1" draw:master-page-name="Normal1" presentation:presentation-page-layout-name="AL2T1">
        <office:forms form:automatic-focus="false" form:apply-design-mode="false"/>
        <draw:g>
          <draw:frame presentation:style-name="pr20" draw:text-style-name="P16" draw:layer="layout" svg:width="13.576cm" svg:height="7.058cm" svg:x="7.81cm" svg:y="8.702cm">
            <draw:text-box>
              <text:p text:style-name="P15"><text:span text:style-name="T8">Swing Set Demo</text:span></text:p>
            </draw:text-box>
          </draw:frame>
          <draw:frame draw:style-name="gr8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cm">
          <draw:text-box>
            <text:p text:style-name="P4">P</text:p>
            <text:p text:style-name="P4">L</text:p>
            <text:p text:style-name="P4">U</text:p>
            <text:p text:style-name="P4">G</text:p>
            <text:p text:style-name="P4">G</text:p>
            <text:p text:style-name="P4">A</text:p>
            <text:p text:style-name="P4">B</text:p>
            <text:p text:style-name="P4">L</text:p>
            <text:p text:style-name="P4">E</text:p>
            <text:p text:style-name="P4"/>
            <text:p text:style-name="P4">L</text:p>
            <text:p text:style-name="P4">&amp;</text:p>
            <text:p text:style-name="P4">F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 PLAF</text:p>
          </draw:text-box>
        </draw:frame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rmal1" presentation:presentation-page-layout-name="AL2T1">
        <office:forms form:automatic-focus="false" form:apply-design-mode="false"/>
        <draw:frame presentation:style-name="pr21" draw:text-style-name="P5" draw:layer="layout" svg:width="22.556cm" svg:height="14.042cm" svg:x="3.322cm" svg:y="5.874cm" presentation:class="outline" presentation:user-transformed="true">
          <draw:text-box>
            <text:list text:style-name="L3">
              <text:list-item>
                <text:p text:style-name="P4">Klasa <text:span text:style-name="T21">javax.swing.UIManager</text:span></text:p>
              </text:list-item>
              <text:list-item>
                <text:p text:style-name="P4">Ustawienie PLAF</text:p>
              </text:list-item>
            </text:list>
            <text:p text:style-name="P17"><text:span text:style-name="T18">UIManager.setLookAndFeel(nazwaKlasyPLAF);</text:span></text:p>
            <text:list text:continue-numbering="true" text:style-name="L3">
              <text:list-item>
                <text:p text:style-name="P4">Lista PLAF'ów</text:p>
                <text:list>
                  <text:list-item>
                    <text:p text:style-name="P4"><text:span text:style-name="T18">getCrossPlatformLookAndFeelClassName(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8">getSystemLookAndFeelClassName();</text:span></text:p>
                  </text:list-item>
                </text:list>
              </text:list-item>
              <text:list-item>
                <text:p text:style-name="P18"><text:span text:style-name="T3">Odświeżenie GIU</text:span></text:p>
                <text:list>
                  <text:list-item>
                    <text:p text:style-name="P18"><text:span text:style-name="T18">UIManager.setLookAndFeel(nazwaPLAF);</text:span></text:p>
                  </text:list-item>
                  <text:list-item>
                    <text:p text:style-name="P18"><text:span text:style-name="T18">SwingUtilities.updateComponentTreeUI(okno);</text:span></text:p>
                  </text:list-item>
                  <text:list-item>
                    <text:p text:style-name="P18"><text:span text:style-name="T18">okno.pack();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Ustawienie PLAF</text:p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MVC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6.069cm" svg:height="3.503cm" svg:x="3cm" svg:y="8.416cm" presentation:class="title" presentation:user-transformed="true">
          <draw:text-box>
            <text:p text:style-name="P4">MVC<text:line-break/>Model-View-Controller 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he MVC Model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9" draw:text-style-name="P19" draw:layer="layout" draw:type="line" svg:x1="16.516cm" svg:y1="9.63cm" svg:x2="21.394cm" svg:y2="14.508cm" draw:start-shape="id1" draw:start-glue-point="1" draw:end-shape="id2" draw:end-glue-point="0" svg:d="m16516 9630 4878 4878">
          <text:p/>
        </draw:connector>
        <draw:connector draw:style-name="gr9" draw:text-style-name="P19" draw:layer="layout" draw:type="line" svg:x1="19.372cm" svg:y1="16.53cm" svg:x2="9.616cm" svg:y2="16.53cm" draw:start-shape="id2" draw:start-glue-point="3" draw:end-shape="id3" draw:end-glue-point="1" svg:d="m19372 16530h-9756">
          <text:p/>
        </draw:connector>
        <draw:connector draw:style-name="gr9" draw:text-style-name="P19" draw:layer="layout" draw:type="line" svg:x1="7.594cm" svg:y1="14.508cm" svg:x2="12.472cm" svg:y2="9.63cm" draw:start-shape="id3" draw:end-shape="id1" draw:end-glue-point="3" svg:d="m7594 14508 4878-4878">
          <text:p/>
        </draw:connector>
        <draw:circle draw:style-name="gr1" draw:text-style-name="P20" draw:id="id1" draw:layer="layout" svg:width="4.044cm" svg:height="4.044cm" svg:x="12.472cm" svg:y="7.608cm">
          <text:p text:style-name="P4"><text:span text:style-name="T22">Model</text:span></text:p>
        </draw:circle>
        <draw:circle draw:style-name="gr10" draw:text-style-name="P21" draw:id="id2" draw:layer="layout" svg:width="4.044cm" svg:height="4.044cm" svg:x="19.372cm" svg:y="14.508cm">
          <text:p text:style-name="P4"><text:span text:style-name="T22">Widok</text:span><text:span text:style-name="T22"><text:line-break/></text:span><text:span text:style-name="T23">(View)</text:span></text:p>
        </draw:circle>
        <draw:circle draw:style-name="gr11" draw:text-style-name="P21" draw:id="id3" draw:layer="layout" svg:width="4.044cm" svg:height="4.044cm" svg:x="5.572cm" svg:y="14.508cm">
          <text:p text:style-name="P4"><text:span text:style-name="T22">Kontroler</text:span><text:span text:style-name="T22"><text:line-break/></text:span><text:span text:style-name="T23">(Controller)</text:span></text:p>
        </draw:circle>
        <draw:frame presentation:style-name="pr8" draw:text-style-name="P4" draw:layer="layout" svg:width="26.803cm" svg:height="3.507cm" svg:x="1.197cm" svg:y="0.643cm" presentation:class="title">
          <draw:text-box>
            <text:p text:style-name="P4">Model MVC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VC Model II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3cm" svg:height="3.507cm" svg:x="1.197cm" svg:y="0.643cm" presentation:class="title">
          <draw:text-box>
            <text:p text:style-name="P4">Model MVC</text:p>
          </draw:text-box>
        </draw:frame>
        <draw:frame presentation:style-name="pr23" draw:text-style-name="P5" draw:layer="layout" svg:width="23.137cm" svg:height="13.875cm" svg:x="3.057cm" svg:y="5.938cm" presentation:class="outline" presentation:user-transformed="true">
          <draw:text-box>
            <text:list text:style-name="L3">
              <text:list-item>
                <text:p text:id="id19" text:style-name="P4">Model</text:p>
                <text:list>
                  <text:list-item>
                    <text:p text:id="id20" text:style-name="P4">Dane i logika</text:p>
                  </text:list-item>
                  <text:list-item>
                    <text:p text:id="id21" text:style-name="P4">Informuje widok o zmianach</text:p>
                  </text:list-item>
                </text:list>
              </text:list-item>
              <text:list-item>
                <text:p text:id="id22" text:style-name="P4">Widok <text:span text:style-name="T24">(View)</text:span></text:p>
                <text:list>
                  <text:list-item>
                    <text:p text:id="id23" text:style-name="P4">Wyświetla model</text:p>
                  </text:list-item>
                  <text:list-item>
                    <text:p text:id="id24" text:style-name="P4">Informuje kontroler o interakcji z użytkownikiem</text:p>
                  </text:list-item>
                </text:list>
              </text:list-item>
              <text:list-item>
                <text:p text:id="id25" text:style-name="P4">Kontroler (<text:span text:style-name="T24">Controller</text:span>)</text:p>
                <text:list>
                  <text:list-item>
                    <text:p text:id="id26" text:style-name="P4">Przetwarzanie interakcji z użytkownikiem</text:p>
                  </text:list-item>
                  <text:list-item>
                    <text:p text:id="id27" text:style-name="P4">Informuje model o potrzebnych akcjach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VC Model in Swing" draw:style-name="dp1" draw:master-page-name="Normal1" presentation:presentation-page-layout-name="AL2T1">
        <office:forms form:automatic-focus="false" form:apply-design-mode="false"/>
        <draw:rect draw:style-name="gr12" draw:text-style-name="P6" draw:id="id28" draw:layer="layout" svg:width="14.875cm" svg:height="6.465cm" svg:x="6.919cm" svg:y="11.589cm" draw:corner-radius="0.5cm">
          <text:p text:style-name="P4"><text:span text:style-name="T6">Komponent</text:span></text:p>
        </draw:rect>
        <draw:frame draw:style-name="gr7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9" draw:text-style-name="P19" draw:layer="layout" draw:type="line" svg:x1="16.378cm" svg:y1="7.63cm" svg:x2="18.194cm" svg:y2="12.508cm" draw:start-shape="id4" draw:start-glue-point="1" draw:end-shape="id5" draw:end-glue-point="0" svg:d="m16378 7630 1816 4878">
          <text:p/>
        </draw:connector>
        <draw:connector draw:style-name="gr9" draw:text-style-name="P19" draw:layer="layout" draw:type="line" svg:x1="16.172cm" svg:y1="14.53cm" svg:x2="12.416cm" svg:y2="14.53cm" draw:start-shape="id5" draw:start-glue-point="3" draw:end-shape="id6" draw:end-glue-point="1" svg:d="m16172 14530h-3756">
          <text:p/>
        </draw:connector>
        <draw:connector draw:style-name="gr9" draw:text-style-name="P19" draw:layer="layout" draw:type="line" svg:x1="10.394cm" svg:y1="12.508cm" svg:x2="12.334cm" svg:y2="7.63cm" draw:start-shape="id6" draw:end-shape="id4" draw:end-glue-point="3" svg:d="m10394 12508 1940-4878">
          <text:p/>
        </draw:connector>
        <draw:circle draw:style-name="gr1" draw:text-style-name="P20" draw:id="id4" draw:layer="layout" svg:width="4.044cm" svg:height="4.044cm" svg:x="12.334cm" svg:y="5.608cm">
          <text:p text:style-name="P4"><text:span text:style-name="T22">Model</text:span></text:p>
        </draw:circle>
        <draw:circle draw:style-name="gr10" draw:text-style-name="P21" draw:id="id5" draw:layer="layout" svg:width="4.044cm" svg:height="4.044cm" svg:x="16.172cm" svg:y="12.508cm">
          <text:p text:style-name="P4"><text:span text:style-name="T22">Widok</text:span></text:p>
        </draw:circle>
        <draw:circle draw:style-name="gr11" draw:text-style-name="P21" draw:id="id6" draw:layer="layout" svg:width="4.044cm" svg:height="4.044cm" svg:x="8.372cm" svg:y="12.508cm">
          <text:p text:style-name="P4"><text:span text:style-name="T22">Kontroler</text:span></text:p>
        </draw:circle>
        <draw:frame presentation:style-name="pr8" draw:text-style-name="P4" draw:layer="layout" svg:width="26.803cm" svg:height="3.507cm" svg:x="1.197cm" svg:y="0.643cm" presentation:class="title">
          <draw:text-box>
            <text:p text:style-name="P4">Model MVC w Sw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8" smil:attributeName="visibility" smil:to="visible"/>
                  <anim:transitionFilter smil:dur="1s" smil:targetElement="id2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the MVC model in Swing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9" draw:text-style-name="P19" draw:layer="layout" draw:type="line" svg:x1="17.363cm" svg:y1="9.914cm" svg:x2="18.394cm" svg:y2="14.008cm" draw:start-shape="id7" draw:start-glue-point="1" draw:end-shape="id8" draw:end-glue-point="0" svg:d="m17363 9914 1031 4094">
          <text:p/>
        </draw:connector>
        <draw:connector draw:style-name="gr9" draw:text-style-name="P19" draw:layer="layout" draw:type="line" svg:x1="16.372cm" svg:y1="16.03cm" svg:x2="12.616cm" svg:y2="16.03cm" draw:start-shape="id8" draw:start-glue-point="3" draw:end-shape="id9" draw:end-glue-point="1" svg:d="m16372 16030h-3756">
          <text:p/>
        </draw:connector>
        <draw:connector draw:style-name="gr9" draw:text-style-name="P19" draw:layer="layout" draw:type="line" svg:x1="10.594cm" svg:y1="14.008cm" svg:x2="11.75cm" svg:y2="9.914cm" draw:start-shape="id9" draw:end-shape="id7" draw:end-glue-point="3" svg:d="m10594 14008 1156-4094">
          <text:p/>
        </draw:connector>
        <draw:circle draw:style-name="gr1" draw:text-style-name="P20" draw:id="id7" draw:layer="layout" svg:width="5.613cm" svg:height="5.613cm" svg:x="11.75cm" svg:y="7.108cm">
          <text:p text:style-name="P4"><text:span text:style-name="T22">ButtonModel</text:span></text:p>
        </draw:circle>
        <draw:circle draw:style-name="gr10" draw:text-style-name="P21" draw:id="id8" draw:layer="layout" svg:width="4.044cm" svg:height="4.044cm" svg:x="16.372cm" svg:y="14.008cm">
          <text:p text:style-name="P4"><text:span text:style-name="T22">View</text:span></text:p>
        </draw:circle>
        <draw:circle draw:style-name="gr11" draw:text-style-name="P21" draw:id="id9" draw:layer="layout" svg:width="4.044cm" svg:height="4.044cm" svg:x="8.572cm" svg:y="14.008cm">
          <text:p text:style-name="P4"><text:span text:style-name="T22">Controller</text:span></text:p>
        </draw:circle>
        <draw:rect draw:style-name="gr13" draw:text-style-name="P6" draw:layer="layout" svg:width="14.875cm" svg:height="4.159cm" svg:x="7.119cm" svg:y="13.989cm" draw:corner-radius="0.5cm">
          <text:p text:style-name="P4"><text:span text:style-name="T6">JButton</text:span></text:p>
        </draw:rect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1 Model, Many Components" draw:style-name="dp1" draw:master-page-name="Normal1" presentation:presentation-page-layout-name="AL2T1">
        <office:forms form:automatic-focus="false" form:apply-design-mode="false"/>
        <draw:rect draw:style-name="gr13" draw:text-style-name="P6" draw:id="id12" draw:layer="layout" svg:width="7.675cm" svg:height="2.146cm" svg:x="3.019cm" svg:y="15.289cm" draw:corner-radius="0.5cm">
          <text:p text:style-name="P4"><text:span text:style-name="T6">JButton</text:span></text:p>
        </draw:rect>
        <draw:frame draw:style-name="gr7" draw:text-style-name="P4" draw:layer="layout" svg:width="1.196cm" svg:height="6.943cm" svg:x="0cm" svg:y="14.069cm">
          <draw:text-box>
            <text:p text:style-name="P4"/>
            <text:p text:style-name="P4">M</text:p>
            <text:p text:style-name="P4">V</text:p>
            <text:p text:style-name="P4">C</text:p>
          </draw:text-box>
        </draw:frame>
        <draw:connector draw:style-name="gr14" draw:text-style-name="P19" draw:layer="layout" draw:type="line" svg:x1="17.683cm" svg:y1="10.114cm" svg:x2="22.895cm" svg:y2="15.311cm" draw:start-shape="id10" draw:start-glue-point="1" draw:end-shape="id11" draw:end-glue-point="0" svg:d="m17683 10114 5212 5197">
          <text:p/>
        </draw:connector>
        <draw:connector draw:style-name="gr14" draw:text-style-name="P19" draw:layer="layout" draw:type="line" svg:x1="6.856cm" svg:y1="15.289cm" svg:x2="12.07cm" svg:y2="10.114cm" draw:start-shape="id12" draw:start-glue-point="0" draw:end-shape="id10" draw:end-glue-point="3" svg:d="m6856 15289 5214-5175">
          <text:p/>
        </draw:connector>
        <draw:circle draw:style-name="gr1" draw:text-style-name="P20" draw:id="id10" draw:layer="layout" svg:width="5.613cm" svg:height="5.613cm" svg:x="12.07cm" svg:y="7.308cm">
          <text:p text:style-name="P4"><text:span text:style-name="T22">ButtonModel</text:span></text:p>
        </draw:circle>
        <draw:rect draw:style-name="gr13" draw:text-style-name="P6" draw:id="id11" draw:layer="layout" svg:width="7.675cm" svg:height="2.146cm" svg:x="19.058cm" svg:y="15.311cm" draw:corner-radius="0.5cm">
          <text:p text:style-name="P4"><text:span text:style-name="T6">JMenuItem</text:span></text:p>
        </draw:rect>
        <draw:frame presentation:style-name="pr8" draw:text-style-name="P4" draw:layer="layout" svg:width="26.803cm" svg:height="3.507cm" svg:x="1.197cm" svg:y="0.643cm" presentation:class="title">
          <draw:text-box>
            <text:p text:style-name="P4">1 Model, Wiele komponentów</text:p>
          </draw:text-box>
        </draw:frame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rzykłady</text:p>
          </draw:text-box>
        </draw:frame>
        <presentation:notes draw:style-name="dp2">
          <draw:page-thumbnail draw:style-name="gr6" draw:layer="layout" svg:width="12.7cm" svg:height="9.525cm" svg:x="4.175cm" svg:y="3.005cm" draw:page-number="20" presentation:class="page"/>
          <draw:frame presentation:style-name="pr2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 Calculator Example" draw:style-name="dp1" draw:master-page-name="Normal1" presentation:presentation-page-layout-name="AL2T1">
        <office:forms form:automatic-focus="false" form:apply-design-mode="false"/>
        <draw:g>
          <draw:frame presentation:style-name="pr25" draw:text-style-name="P16" draw:layer="layout" svg:width="13.576cm" svg:height="7.058cm" svg:x="7.81cm" svg:y="8.702cm">
            <draw:text-box>
              <text:p text:style-name="P15"><text:span text:style-name="T8">Kalkulator wieku</text:span></text:p>
            </draw:text-box>
          </draw:frame>
          <draw:frame draw:style-name="gr8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P</text:p>
            <text:p text:style-name="P4">R</text:p>
            <text:p text:style-name="P4">Z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Y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ket Manager example" draw:style-name="dp1" draw:master-page-name="Normal1" presentation:presentation-page-layout-name="AL2T1">
        <office:forms form:automatic-focus="false" form:apply-design-mode="false"/>
        <draw:g>
          <draw:frame presentation:style-name="pr26" draw:text-style-name="P16" draw:layer="layout" svg:width="13.576cm" svg:height="7.058cm" svg:x="7.81cm" svg:y="8.702cm">
            <draw:text-box>
              <text:p text:style-name="P15"><text:span text:style-name="T8">Zarządzanie koszem</text:span></text:p>
            </draw:text-box>
          </draw:frame>
          <draw:frame draw:style-name="gr8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21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3cm">
          <draw:text-box>
            <text:p text:style-name="P4">P</text:p>
            <text:p text:style-name="P4">R</text:p>
            <text:p text:style-name="P4">Z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23" presentation:class="page"/>
          <draw:frame presentation:style-name="pr2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GUI and Swing" draw:style-name="dp1" draw:master-page-name="Normal1" presentation:presentation-page-layout-name="AL2T1">
        <office:forms form:automatic-focus="false" form:apply-design-mode="false"/>
        <draw:frame draw:style-name="gr15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draw:frame presentation:style-name="pr28" draw:text-style-name="P5" draw:layer="layout" svg:width="20.709cm" svg:height="7.887cm" svg:x="4.251cm" svg:y="8.268cm" presentation:class="outline" presentation:user-transformed="true">
          <draw:text-box>
            <text:list text:style-name="L3">
              <text:list-item>
                <text:p text:id="id29" text:style-name="P4">Swing jest potężny!</text:p>
              </text:list-item>
              <text:list-item>
                <text:p text:id="id30" text:style-name="P4">Dokumentacja w Java tutorial i w API!!!</text:p>
              </text:list-item>
              <text:list-item>
                <text:p text:id="id31" text:style-name="P4">Rozdzielenie GIU i logiki</text:p>
                <text:list>
                  <text:list-item>
                    <text:p text:id="id32" text:style-name="P4">Najpierw model</text:p>
                  </text:list-item>
                  <text:list-item>
                    <text:p text:id="id33" text:style-name="P4">Potem GIU na postawie modelu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GUI and Sw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25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6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6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title">
      <style:graphic-properties draw:fill-color="#ffffff" draw:auto-grow-height="false" fo:min-height="3.507cm"/>
    </style:style>
    <style:style style:name="Mpr21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7.982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35cm 0.199999999995487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Department of Information Technology</text:span></text:p>
          <text:p text:style-name="MP3"><text:span text:style-name="MT4">The Poznan University of Economics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1-05-10">11-5-10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1-05-10">10.05.11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7.983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915cm 7.147999999995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1-05-10">10.05.11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7.982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35cm 0.199999999995487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Mpr20" draw:text-style-name="MP3" draw:layer="backgroundobjects" svg:width="26.803cm" svg:height="3.506cm" svg:x="1.197cm" svg:y="0.643cm" presentation:class="title">
        <draw:text-box>
          <text:p text:style-name="MP3">Click to edit the title text format</text:p>
        </draw:text-box>
      </draw:frame>
      <draw:frame presentation:style-name="Mpr21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GUI II: Swing</dc:title>
    <dc:subject>ComputerProgramming</dc:subject>
    <meta:creation-date>2003-05-20T15:12:16</meta:creation-date>
    <dc:creator>Willy Picard</dc:creator>
    <dc:date>2011-05-10T13:03:16.81</dc:date>
    <meta:printed-by>Willy Picard</meta:printed-by>
    <meta:print-date>2004-10-25T12:50:25</meta:print-date>
    <meta:editing-cycles>408</meta:editing-cycles>
    <meta:editing-duration>PT128H43M19S</meta:editing-duration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